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3" style:family="paragraph" style:parent-style-name="Text_20_body">
      <style:paragraph-properties fo:text-align="justify" style:justify-single-word="false"/>
    </style:style>
    <style:style style:name="P74" style:family="paragraph" style:parent-style-name="Text_20_body">
      <style:text-properties fo:language="ru" fo:country="RU"/>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fo:color="#800000" fo:language="ru" fo:country="RU"/>
    </style:style>
    <style:style style:name="P96" style:family="paragraph" style:parent-style-name="Footnote">
      <style:text-properties style:use-window-font-color="true"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4" style:family="paragraph" style:parent-style-name="Heading_20_1">
      <style:paragraph-properties fo:margin-left="0cm" fo:margin-right="0cm" fo:text-align="center" style:justify-single-word="false" fo:text-indent="0.499cm" style:auto-text-indent="false"/>
    </style:style>
    <style:style style:name="P105" style:family="paragraph" style:parent-style-name="Heading_20_1">
      <style:paragraph-properties fo:background-color="#eeeeee">
        <style:background-image/>
      </style:paragraph-properties>
    </style:style>
    <style:style style:name="P106" style:family="paragraph" style:parent-style-name="Heading_20_2">
      <style:text-properties fo:language="en" fo:country="US"/>
    </style:style>
    <style:style style:name="P107" style:family="paragraph" style:parent-style-name="Heading_20_2">
      <style:text-properties fo:language="ru" fo:country="RU"/>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11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18" style:family="paragraph" style:parent-style-name="Text_20_body">
      <style:paragraph-properties fo:margin-left="0cm" fo:margin-right="0cm" fo:text-align="justify" style:justify-single-word="false" fo:text-indent="0.499cm" style:auto-text-indent="false"/>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style="italic" style:font-style-asian="italic" style:font-style-complex="italic"/>
    </style:style>
    <style:style style:name="T25" style:family="text">
      <style:text-properties style:use-window-font-color="true" fo:language="en" fo:country="US"/>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fo:background-color="transparent" style:font-style-asian="normal" style:font-style-complex="normal" loext:char-shading-value="0"/>
    </style:style>
    <style:style style:name="T28" style:family="text">
      <style:text-properties style:use-window-font-color="true" fo:font-style="normal" style:font-style-asian="normal" style:font-style-complex="normal"/>
    </style:style>
    <style:style style:name="T29" style:family="text">
      <style:text-properties fo:background-color="transparent" loext:char-shading-value="0"/>
    </style:style>
    <style:style style:name="T30" style:family="text">
      <style:text-properties style:text-position="super 58%"/>
    </style:style>
    <style:style style:name="T31" style:family="text">
      <style:text-properties fo:color="#c5000b"/>
    </style:style>
    <style:style style:name="T32" style:family="text">
      <style:text-properties fo:language="fr" fo:country="FR"/>
    </style:style>
    <style:style style:name="T33" style:family="text">
      <style:text-properties fo:color="#0000ff"/>
    </style:style>
    <style:style style:name="T34" style:family="text">
      <style:text-properties fo:color="#3333ff"/>
    </style:style>
    <style:style style:name="T35" style:family="text">
      <style:text-properties fo:font-style="normal" style:font-style-asian="normal" style:font-style-complex="normal"/>
    </style:style>
    <style:style style:name="T36" style:family="text">
      <style:text-properties fo:color="#0066ff"/>
    </style:style>
    <style:style style:name="T37"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4069608979306222"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7201349030710900916"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945967294013316682"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3">Искусственный интеллект. Создан Владом и Максом. Разработан для управления корпорациями.</text:p>
      <text:h text:style-name="Heading_20_3" text:outline-level="3">Норф</text:h>
      <text:p text:style-name="P7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6" text:outline-level="2">1. Терра</text:h>
      <text:p text:style-name="P18">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0"><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7"/>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7"/>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6">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9">ворил </text:span><text:span text:style-name="T2">—</text:span><text:span text:style-name="T2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9">А у нас получается... </text:span><text:span text:style-name="T2">–</text:span><text:span text:style-name="T2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2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0"/>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6"><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9">, </text:span><text:span text:style-name="T2">а от снотворного таких глюков у меня ни разу не было</text:span><text:span text:style-name="T2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8"><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2">Jack of Hearts</text:span><text:span text:style-name="T32"><text:note text:id="ftn7" text:note-class="footnote"><text:note-citation>7</text:note-citation><text:note-body><text:p text:style-name="Footnote"><text:bookmark text:name="result_box1"/><text:span text:style-name="T32">Jack of Hearts</text:span> <text:span text:style-name="T1">– Червовый валет (фр.)</text:span></text:p></text:note-body></text:note></text:span><text:span text:style-name="T3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3310064832253993296"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о учитель!</text:span></text:p><text:p text:style-name="P93">–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3">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text:soft-page-break/>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text:soft-page-break/>&lt;<text:span text:style-name="T12">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
      <text:h text:style-name="P107"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text:soft-page-break/>–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text:soft-page-break/>–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3">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text:soft-page-break/>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text:soft-page-break/>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6" text:outline-level="2"><text:soft-page-break/>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text:soft-page-break/>–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text:soft-page-break/>–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4">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text:soft-page-break/>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9">старший. </text:span><text:span text:style-name="T2">–</text:span><text:span text:style-name="T2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text:soft-page-break/>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text:soft-page-break/>–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0">…</text:p>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5"> </text:span><text:span text:style-name="T26">— вся архитектура явно </text:span><text:span text:style-name="T22">была </text:span><text:span text:style-name="T26">заточена под крылатых. Таких, для которых приземлиться на балкон в тронном зале или уйти через портик на крыше</text:span><text:span text:style-name="T35"> </text:span><text:span text:style-name="T26">— обычное дело. </text:span><text:span text:style-name="T35">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6"> </text:span><text:span text:style-name="T22">Его центр занимал высокий </text:span><text:span text:style-name="T26">кругл</text:span><text:span text:style-name="T22">ый</text:span><text:span text:style-name="T26"> матрац </text:span><text:span text:style-name="T22">с</text:span><text:span text:style-name="T26"> велик</text:span><text:span text:style-name="T22">им</text:span><text:span text:style-name="T26"> множество</text:span><text:span text:style-name="T22">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oft-page-break/><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6">Мне печалиться не стоит</text:p><text:p text:style-name="P96">Жизнь прекрасна и ярка</text:p><text:p text:style-name="P96">Телом молода, душою —</text:p><text:p text:style-name="P96">Как морской дракон мудра</text:p><text:p text:style-name="P96"/><text:p text:style-name="P96">Я видала взлёт империй,</text:p><text:p text:style-name="P96">Я жила среди легенд,</text:p><text:p text:style-name="P96">Древней магии мистерий</text:p><text:p text:style-name="P96">Я прилежнейший студент</text:p><text:p text:style-name="P96"/><text:p text:style-name="P96">Обожаема народом,</text:p><text:p text:style-name="P96">Уважаема врагом,</text:p><text:p text:style-name="P96">Но друзей моих немного,</text:p><text:p text:style-name="P96">Но в душе жжёт холодом</text:p><text:p text:style-name="P96"/><text:p text:style-name="P96">Одинока и печальна,</text:p><text:p text:style-name="P96">Недоступна и строга,</text:p><text:p text:style-name="P96">Потеряла изначальный</text:p><text:p text:style-name="P96">Смысл жизни навсегда</text:p><text:p text:style-name="P96"/><text:p text:style-name="P96">Жизнь моя теперь публична,</text:p><text:p text:style-name="P96">Жизнь моя теперь для всех,</text:p><text:p text:style-name="P96">В этом — горе, в этом — счастье,</text:p><text:p text:style-name="P9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text:soft-page-break/>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text:soft-page-break/>–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За дружбу! </text:span>– подняла бокал Тия.</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6">– </text:span><text:span text:style-name="T28">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26">– </text:span><text:span text:style-name="T28">А из Пинто Крика уже месяц нет новостей...</text:span></text:p>
      <text:p text:style-name="P3"><text:span text:style-name="T26">– </text:span><text:span text:style-name="T2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1">Что я могу сделать, чтобы вернуть всё назад?</text:span>”</text:p>
      <text:p text:style-name="P9"><text:span text:style-name="T28">– </text:span><text:span text:style-name="T22">Так и сказала?</text:span></text:p>
      <text:p text:style-name="P1"><text:span text:style-name="T26">–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8">– </text:span><text:span text:style-name="T22">Что бы это значило, Флер?</text:span></text:p>
      <text:p text:style-name="P9"><text:span text:style-name="T28">–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ы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25">— </text:span><text:span text:style-name="T2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свесив голов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4">Аликорница подняла голову и растерянно посмотрела на меня.&lt;<text:span text:style-name="T1">перехода нет</text:span>&gt;</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text:soft-page-break/>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0">Аликорница вытащила из шкафчика листок бумаги, быстро написала письмо и, запечатав его сургучём с королевской печатью, вручила мне.</text:p>
      <text:p text:style-name="P30">–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0">Я хотел было оскорбиться опекой со стороны аликорницы, но, глянув в её налитые кровью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7">&lt;</text:span><text:span text:style-name="T37">Mark Knopfler - </text:span><text:span text:style-name="T36">Hill Farmer's Blues</text:span><text:span text:style-name="T27">&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text:span>.</text:p>
      <text:p text:style-name="P32">–<text:span text:style-name="T1"> </text:span><text:span text:style-name="T1">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старше, тем более </text:span><text:span text:style-name="T13">материален</text:span><text:span text:style-name="T1"> и менее </text:span><text:span text:style-name="T13">пластичен</text:span><text:span text:style-name="T1"> он становится, и 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text:span><text:span text:style-name="T9">материальный</text:span><text:span text:style-name="T1"> мир было невелико и они начали скучать. И многие из них создали по образу и подобию своему племена смертных существ, живущих в твёрдом мире. И стали они опекать эти племена, и сердца их наполнились любовью и заботой.</text:span></text:p>
      <text:p text:style-name="P32"><text:span text:style-name="T1">Н</text:span><text:span text:style-name="T1">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text:span><text:span text:style-name="T1">Весь </text:span><text:span text:style-name="T1">мир</text:span><text:span text:style-name="T1"> как Вечнодикий лес?</text:span></text:p>
      <text:p text:style-name="P32"><text:span text:style-name="T1">– Да, мой малыш, весь Эквус. И пони тогда были не особо умны и часто враждовали между собой и </text:span><text:soft-page-break/><text:span text:style-name="T1">с соседними племенами. </text:span><text:span text:style-name="T9">И поскольку пони плохо приспособлены для битв, им чаще приходилось отступать, чем побеждать.</text:span><text:span text:style-name="T1">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span></text:p>
      <text:p text:style-name="P32"><text:span text:style-name="T1">– Ма-ам, а со мной связан элементаль?</text:span></text:p>
      <text:p text:style-name="P32"><text:span text:style-name="T1">– Конечно, Эйприл. В каждом из нас есть её бессмертная искорка.</text:span></text:p>
      <text:p text:style-name="P1"><text:span text:style-name="T2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2"><text:span text:style-name="T1">– Ты прав. И, видя мир и согласие среди своих подопечных, возрадовались элементали трёх пони-рас. И также объединились. Так возникли аликорны.</text:span></text:p>
      <text:p text:style-name="P32"><text:span text:style-name="T1">Но даже после объединения, жизнь пони была нелегка. Воинственные соседи теснили их, а <text:s/>большую их часть поработил сосланный в незапамятные времена в твёрд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чтобы облегчить участь своих подопечных и принять на себя их боль, сошла из тонкого мира к ним в Эквестрию. Звали её Селестия. За ней последовала и её сестра Селена.</text:span></text:p>
      <text:p text:style-name="P32"><text:span text:style-name="T1">И хотя, обретя плоть, стали они слабее и уязвимее, они всё же остались бессмертными. И, будучи материальными, они теперь могли непосредственно влиять на жизнь пони. Под их правлением объединённое племя стало самым сильным и развитым на всём Эквусе. Наступил золотой век. И так будет и впредь, пока аликорны опекают пони, а пони признают опеку аликорнов. То есть, всегда.</text:span></text:p>
      <text:p text:style-name="P32"><text:span text:style-name="T1">Тут и сказке конец. А теперь ложись спать, Эйприл, завтра рано вставать.</text:span></text:p>
      <text:p text:style-name="P32"><text:span text:style-name="T1">– Ну ма-ам! Раскажи ещё что-нибудь!</text:span></text:p>
      <text:p text:style-name="P32"><text:span text:style-name="T1">– Если мы не уснём в ближайшие десять минут, придёт древесный волк и заберёт меня в Вечнодикий лес!</text:span></text:p>
      <text:p text:style-name="P32"><text:span text:style-name="T1">– А почему только тебя?</text:span></text:p>
      <text:p text:style-name="P32"><text:span text:style-name="T1">– А потому что забрать тебя я ему не дам. Спи уже, мой маленький!</text:span></text:p>
      <text:p text:style-name="P32"><text:span text:style-name="T1">– Поцелуй меня, мам!</text:span></text:p>
      <text:p text:style-name="P32"><text:span text:style-name="T1">– Конечно, мой хороший...</text:span></text:p>
      <text:p text:style-name="P32"><text:span text:style-name="T1"/></text:p>
      <text:p text:style-name="P32"/>
      <text:p text:style-name="P29"><text:span text:style-name="T35">Вагоны убаюкивающе перестукивались по рельсам, унося меня прочь от Кантерлота. </text:span></text:p>
      <text:p text:style-name="P29"><text:span text:style-name="T35"/></text:p>
      <text:p text:style-name="P29"><text:span text:style-name="T35"/></text:p>
      <text:p text:style-name="P29"><text:span text:style-name="T35">Со мной </text:span>в купе расположилась кобылка-земнопони с двумя жеребятами. Эквестрийская толерантность к разумным видам не позволила ей спросить напрямую о моём виде, но старшая из жеребят, не особо комплексуя, дёрнула меня за штанину с вопросом:</text:p>
      <text:p text:style-name="P30">–<text:span text:style-name="T1"> А вы </text:span>— дядя-минотавр?</text:p>
      <text:p text:style-name="P30">–<text:span text:style-name="T1"> Нет. Я </text:span>— дядя-человек. Что, впрочем, не слишком отличается по смыслу.</text:p>
      <text:p text:style-name="P30">–<text:span text:style-name="T1"> </text:span></text:p>
      <text:p text:style-name="P30"/>
      <text:p text:style-name="P29">&lt;Пони-мама рассказывает жеребятам в вагоне, что Селестия состоит из суммарной светлой сущности <text:soft-page-break/>всех пони, а Луна – из тёмной. В конце - “Намерение меняет реальность”&gt;</text:p>
      <text:p text:style-name="P2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8">&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1"/>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text:soft-page-break/>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2">Луна обошла Кимеринна. </text:p>
      <text:p text:style-name="P42"><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
      <text:h text:style-name="P108" text:outline-level="2">Рейд пони-рэйнджеров-2 (<text:span text:style-name="T12">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2">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oft-page-break/><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2"/>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08" text:outline-level="2">Понивилль</text:h>
      <text:p text:style-name="P42"/>
      <text:p text:style-name="P4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4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3">***</text:p>
      <text:p text:style-name="P42"><text:span text:style-name="T5">–</text:span> Привет, Твайлайт Спаркл! Ещё не поздно?</text:p>
      <text:p text:style-name="P4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2">С Твайлайт я подружился за неделю общения в кантерлотском замке за обедами, пока она не отбыла в Понивилль.</text:p>
      <text:p text:style-name="P4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oft-page-break/><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text:soft-page-break/>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text:soft-page-break/>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text:soft-page-break/>Первый сеанс двойного сна. Рэрити</text:h>
      <text:p text:style-name="P42"/>
      <text:p text:style-name="P4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2"/>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oft-page-break/><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2"><text:span text:style-name="T12">У Твайлайт после видения гибели Кимеринна появились морщинки возле глаз</text:span><text:span text:style-name="T5">&gt;</text:span></text:p>
      <text:p text:style-name="P42"/>
      <text:h text:style-name="P108" text:outline-level="2"><text:soft-page-break/>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2">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oft-page-break/><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2">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6"/>
      <text:p text:style-name="P4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2">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2">Вкратце суть сна Рэрити.</text:span></text:p>
      <text:p text:style-name="P42"><text:soft-page-break/><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oft-page-break/>(<text:span text:style-name="T5">&lt;</text:span><text:span text:style-name="T12">согласовать с тем, что говорил Анакорн о Р/Д</text:span><text:span text:style-name="T5">&gt;</text:span>). </text:p>
      <text:p text:style-name="P4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2">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2">Кто следующий готов рассказывать?</text:span></text:p>
      <text:p text:style-name="P50">Пинки дёрнулась на месте, но промолчала.</text:p>
      <text:p text:style-name="P4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2"/>
      <text:p text:style-name="P42"><text:span text:style-name="T5">&lt;</text:span><text:span text:style-name="T12">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2">В мире Терры они ищут Селестию. В конце-концов Макс находит её в кибермозге </text:span><text:span text:style-name="T15">—</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5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50"><text:span text:style-name="T5">–</text:span> А водку у вас принято пить?</text:p>
      <text:p text:style-name="P42"><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2">Концепция абсолютного зла. Вычеркнуть кого-то из бытия.</text:span></text:p>
      <text:p text:style-name="P4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2"/>
      <text:h text:style-name="P108"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text:span><text:span text:style-name="T13">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2"/>
      <text:p text:style-name="P4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text:soft-page-break/>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08" text:outline-level="2"><text:soft-page-break/>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
      <text:p text:style-name="P4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6"/>
      <text:p text:style-name="P42"><text:span text:style-name="T5">&lt;</text:span><text:span text:style-name="T12">Ночной разговор с Луной перед походом к замку принцесс. Луна спрашивает Макса, в чём его </text:span><text:soft-page-break/><text:span text:style-name="T12">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2"/>
      <text:h text:style-name="P108" text:outline-level="2">Поход к замку Принцес-2</text:h>
      <text:p text:style-name="P42"/>
      <text:p text:style-name="P4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text:soft-page-break/>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2">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text:soft-page-break/>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oft-page-break/><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2">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text:soft-page-break/>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Поиски</text:h>
      <text:p text:style-name="P42"/>
      <text:p text:style-name="P4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2">– А как…</text:p>
      <text:p text:style-name="P42">– Не изволь беспокоиться, я и не в таких мирах бывал, – перебил меня Дискорд. –</text:p>
      <text:p text:style-name="P46"/>
      <text:p text:style-name="P4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Безнадёжность</text:h>
      <text:p text:style-name="P42"/>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2">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text:soft-page-break/>–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След?</text:h>
      <text:p text:style-name="P75"/>
      <text:p text:style-name="P42"><text:span text:style-name="T5">&lt;</text:span><text:span text:style-name="T12">сначала эпизод - проверка сумки в серверной</text:span><text:span text:style-name="T5">&gt;</text:span></text:p>
      <text:p text:style-name="P4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text:soft-page-break/>– Да? – Она захлопнула книгу <text:span text:style-name="T5">&lt;</text:span><text:span text:style-name="T12">“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2">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text:soft-page-break/>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text:soft-page-break/>–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8001187946577029894"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20449737" text:continue-numbering="true" text:style-name="L5">
        <text:list-header>
          <text:p text:style-name="P119">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27908" text:continue-numbering="true" text:style-name="L5">
        <text:list-header>
          <text:p text:style-name="P119">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20435880"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text:soft-page-break/>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3260205256666470771"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7"><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7"><text:span text:style-name="T5">– </text:span>Макс, тут окно разбито! И верёвка какая-то висит. – крикнула Флаттершай из кухни.</text:p>
      <text:p text:style-name="P97"><text:span text:style-name="T5">– </text:span>Оставь, Флатти, не сейчас! – отмахнулся я.</text:p>
      <text:p text:style-name="P103">Лампочка питания на ноутбуке горела, <text:s/>но подключенный монитор оставался тёмным. Я постучал по пробелу, но безрезультатно.</text:p>
      <text:p text:style-name="P97"><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7"><text:span text:style-name="T5">– </text:span>Монитор выключен. – <text:s/>раздалось из угла. Кресло с высокой спинкой повернулось, открыв нашим взорам Дискорда. </text:p>
      <text:p text:style-name="P9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7">Он приподнял панамку, дурашливо здороваясь.</text:p>
      <text:p text:style-name="P97"><text:span text:style-name="T5">– </text:span>Оп-па! – пробормотала Эпплджек. – Нежданчик!</text:p>
      <text:p text:style-name="P97"><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2237349219017957021"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7">На лице Дискорда появилось удивлённо-мечтательное выражение и он вырубился.</text:p>
      <text:p text:style-name="P97"/>
      <text:h text:style-name="P108" text:outline-level="2"><text:soft-page-break/>Селестия</text:h>
      <text:p text:style-name="P97"/>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7">Включенный монитор показал схематическое изображение Селестиии, </text:p>
      <text:p text:style-name="P98">&gt;\<text:span text:style-name="T1">Привет, Селестия. Это Макс. Как себя чувствуешь?</text:span></text:p>
      <text:p text:style-name="P98">&lt;\<text:span text:style-name="T1">Макс? МАКС??? МА-А-А-АКС!!! НАКОНЕЦ-ТО! КАК Я РАДА ТЕБЯ СЛЫШАТЬ! </text:span></text:p>
      <text:p text:style-name="P98">&gt;\<text:span text:style-name="T1">Я рад, что нашёл тебя, Тия.</text:span></text:p>
      <text:p text:style-name="P9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8">&gt;\<text:span text:style-name="T1">Тия, я сейчас подключу микрофон и колонки, и мы сможем общаться более удобно.</text:span></text:p>
      <text:p text:style-name="P97">…</text:p>
      <text:p text:style-name="P97">– Привет опять. Как ты меня слышишь?</text:p>
      <text:p text:style-name="P9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8">– <text:span text:style-name="T1">Могу себе представить. Как-то раз я провёл три часа камере сенсорной депривации. Мне не понравилось.</text:span></text:p>
      <text:p text:style-name="P97">– Эммм... Ваше Высочество, вы в порядке? Мы так рады, что наконец-то нашли Вас! – вклинилась в разговор Эпплджек.</text:p>
      <text:p text:style-name="P97">– Кто тут? Макс, кто ещё с тобой?</text:p>
      <text:p text:style-name="P98"><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8">– <text:span text:style-name="T1">Девочки? Я рада вас слышать. А Твайлайт нет рядом?</text:span></text:p>
      <text:p text:style-name="P9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7">При этих словах Дискорд замычал и задёргался. Эпплджек нахмурилась и проверила верёвки, привязывающие его к спинке стула.</text:p>
      <text:p text:style-name="P9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7">– Ноутбук — так называется место, где я нахожусь сейчас? А кто это мычит?</text:p>
      <text:p text:style-name="P9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7">– О, духи предков, но зачем??? Почему у него кляп во рту?</text:p>
      <text:p text:style-name="P97">– Мы связали его. Он нас предал. И тебя. И Эквестрию. Всех.</text:p>
      <text:p text:style-name="P97">При этих словах Эпплджек и Флаттершай непонимающе уставились на меня, а Дискорд протестующе замычал.</text:p>
      <text:p text:style-name="P97">Я начал рассказывать о своих догадках, и непонимающее выражение на лицах девушек сменилось удивлением.</text:p>
      <text:p text:style-name="P9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7"><text:soft-page-break/>– А зачем тогда ты приложила его книгой? – непонимающе уставился я на неё.</text:p>
      <text:p text:style-name="P97">– Потому что ты напал на него. Я и подумала — тебе виднее. И подсобила.</text:p>
      <text:p text:style-name="P97">Флаттершай отрицающе мотнула головой.</text:p>
      <text:p text:style-name="P97">– Не может Дискорд быть предателем. Он мой друг.</text:p>
      <text:p text:style-name="P97">Дискорд благодарственно замычал и закивал головой.</text:p>
      <text:p text:style-name="P9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7">Дискорд завёл глаза на лоб и обречённо завыл.</text:p>
      <text:p text:style-name="P97">– Макс, постой. Дай мне поговорить с ним. – сказала Селестия. – Не могу поверить, что Дискорд на такое пошёл.</text:p>
      <text:p text:style-name="P97">– Ну хорошо. Поговори. Послушаем, что он скажет.</text:p>
      <text:p text:style-name="P97">Я красноречиво покачал кулак перед его носом и вытащил кляп.</text:p>
      <text:p text:style-name="P97">...</text:p>
      <text:p text:style-name="P85">–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3">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text:soft-page-break/>–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5"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0">–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5">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9">– Хорошо. Уболтал. Кьютимарки беру на себя. Так и знал, что мне самое трудное достанется!</text:p>
      <text:p text:style-name="P9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 Нечего так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модели Эквуса значительно снизился и сама она стала светиться ровным голубоватым светом.</text:p>
      <text:p text:style-name="P9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9"/>
      <text:p text:style-name="P101">Да, т<text:span text:style-name="T2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2"><text:soft-page-break/></text:p>
      <text:p text:style-name="P10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1"/>
      <text:p text:style-name="P99">Я опять задумался. В голове было пусто. Хотя, если подумать с точки зрения программиста, можно... Наверное можно, раз все предыдущее прокатило...</text:p>
      <text:p text:style-name="P100">–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0">– Не понял? Это как? Как ты совместишь разрушенную магическими войнами Эквестрию с романтически-сексуальным раем для попаданцев?</text:p>
      <text:p text:style-name="P100"><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p text:style-name="P100"><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0"><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p text:style-name="P100"><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0">Я подозрительно посмотрел на Анакорна.</text:p>
      <text:p text:style-name="P100"><text:span text:style-name="T5">– </text:span>Какой ещё, нафиг, «мой фанфик»? Я никакого фанфика не писал. И не собираюсь, вообще-то.</text:p>
      <text:p text:style-name="P100">Анакорн ехидно ухмыльнулся и откинулся в кресле, переплетя пальцы за затылком.</text:p>
      <text:p text:style-name="P100"><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9"><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9"><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9"><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9">Анакорн развёл руками.</text:p>
      <text:p text:style-name="P99"><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9">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2">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text:soft-page-break/>Я покачал головой.</text:p>
      <text:p text:style-name="P66"><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1325526755904052698" text:style-name="L8">
        <text:list-header>
          <text:p text:style-name="P121">(<text:span text:style-name="T18">Луна — как повелительница снов, слышала разговор Макса с Анакорном</text:span>)</text:p>
          <text:p text:style-name="P122"/>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oft-page-break/><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text:soft-page-break/>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text:p text:style-name="P61"/>
      <text:p text:style-name="P61"/>
      <text:p text:style-name="P61"/>
      <text:p text:style-name="P95"/>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14T00:26:05</dc:date>
    <meta:editing-duration>P60DT3H57M37S</meta:editing-duration>
    <meta:editing-cycles>2686</meta:editing-cycles>
    <meta:generator>OpenOffice/4.1.1$Win32 OpenOffice.org_project/411m6$Build-9775</meta:generator>
    <dc:creator>макс </dc:creator>
    <meta:document-statistic meta:table-count="0" meta:image-count="0" meta:object-count="0" meta:page-count="132" meta:paragraph-count="2737" meta:word-count="63663" meta:character-count="404275"/>
  </office:meta>
</office:document-meta>
</file>